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23ff23" draw:fill-image-width="0cm" draw:fill-image-height="0cm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ff3366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e6e6e6" draw:fill-image-width="0cm" draw:fill-image-height="0cm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marker-end="Arrow" draw:marker-end-width="0.3cm" draw:fill="solid" draw:fill-color="#e6e6e6" draw:fill-image-width="0cm" draw:fill-image-height="0cm" draw:textarea-horizontal-align="center" draw:textarea-vertical-align="middle" draw:shadow="hidden"/>
    </style:style>
    <style:style style:name="gr5" style:family="graphic" style:parent-style-name="standard">
      <style:graphic-properties draw:marker-end="Arrow" draw:marker-end-width="0.3cm" draw:fill="solid" draw:fill-color="#e6e6e6" draw:fill-image-width="0cm" draw:fill-image-height="0cm" draw:textarea-horizontal-align="center" draw:textarea-vertical-align="middle" draw:shadow="hidden" draw:start-line-spacing-horizontal="0.3cm"/>
    </style:style>
    <style:style style:name="gr6" style:family="graphic" style:parent-style-name="standard">
      <style:graphic-properties draw:marker-end="Arrow" draw:marker-end-width="0.3cm" draw:fill="solid" draw:fill-color="#e6e6e6" draw:fill-image-width="0cm" draw:fill-image-height="0cm" draw:textarea-horizontal-align="center" draw:textarea-vertical-align="middle" draw:shadow="hidden" draw:start-line-spacing-vertical="0.2cm" draw:end-line-spacing-horizontal="0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5.5cm" svg:height="2.5cm" svg:x="3cm" svg:y="2.5cm">
          <text:p text:style-name="P1">I Write some 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" draw:layer="layout" svg:width="7.5cm" svg:height="2cm" svg:x="1cm" svg:y="9.5cm">
          <text:p text:style-name="P1">Wordpress Stores it in a Datab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" draw:layer="layout" svg:width="5cm" svg:height="2cm" svg:x="13.5cm" svg:y="2.5cm">
          <text:p text:style-name="P1">I Type in a U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" draw:layer="layout" svg:width="4.5cm" svg:height="2cm" svg:x="13.5cm" svg:y="6cm">
          <text:p text:style-name="P1">Webserver passes a </text:p>
          <text:p text:style-name="P1">request to Wordpres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4.5cm" svg:height="2.5cm" svg:x="14cm" svg:y="9.5cm">
          <text:p text:style-name="P1">Wordpress assembles</text:p>
          <text:p text:style-name="P1">a web page from </text:p>
          <text:p text:style-name="P1">Database elements</text:p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5cm" svg:height="2.5cm" svg:x="13.5cm" svg:y="14.5cm">
          <text:p text:style-name="P1">Webserver returns the</text:p>
          <text:p text:style-name="P1"><text:s/>assembled HTML page</text:p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9cm" svg:height="2.5cm" svg:x="8.5cm" svg:y="18cm">
          <text:p text:style-name="P1">HTML contains <text:s/>numerous </text:p>
          <text:p text:style-name="P1">machine—readable elements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id="id2" draw:layer="layout" svg:width="7.5cm" svg:height="2cm" svg:x="1cm" svg:y="6.5cm">
          <text:p text:style-name="P1">Webserver sends form contents to </text:p>
          <text:p text:style-name="P1">Wordpress softwar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75cm" svg:y1="5cm" svg:x2="4.75cm" svg:y2="6.5cm" draw:start-shape="id1" draw:end-shape="id2" svg:d="m5750 5000-1000 1500">
          <text:p/>
        </draw:connector>
        <draw:connector draw:style-name="gr4" draw:text-style-name="P1" draw:layer="layout" draw:type="line" svg:x1="4.75cm" svg:y1="6.5cm" svg:x2="4.75cm" svg:y2="6.5cm" draw:start-shape="id2" draw:end-shape="id2" svg:d="m4750 6500">
          <text:p/>
        </draw:connector>
        <draw:connector draw:style-name="gr4" draw:text-style-name="P1" draw:layer="layout" draw:type="line" svg:x1="4.75cm" svg:y1="8.5cm" svg:x2="4.75cm" svg:y2="9.5cm" draw:start-shape="id2" draw:end-shape="id3" svg:d="m4750 8500v1000">
          <text:p/>
        </draw:connector>
        <draw:connector draw:style-name="gr4" draw:text-style-name="P1" draw:layer="layout" draw:type="line" svg:x1="16cm" svg:y1="4.5cm" svg:x2="15.75cm" svg:y2="6cm" draw:start-shape="id4" draw:end-shape="id5" draw:end-glue-point="0" svg:d="m16000 4500-250 1500">
          <text:p/>
        </draw:connector>
        <draw:connector draw:style-name="gr4" draw:text-style-name="P1" draw:layer="layout" draw:type="line" svg:x1="15.75cm" svg:y1="8cm" svg:x2="16.25cm" svg:y2="9.5cm" draw:start-shape="id5" draw:start-glue-point="2" draw:end-shape="id6" draw:end-glue-point="0" svg:d="m15750 8000 500 1500">
          <text:p/>
        </draw:connector>
        <draw:connector draw:style-name="gr4" draw:text-style-name="P1" draw:layer="layout" draw:type="line" svg:x1="16.25cm" svg:y1="12cm" svg:x2="16cm" svg:y2="14.5cm" draw:start-shape="id6" draw:end-shape="id7" svg:d="m16250 12000-250 2500">
          <text:p/>
        </draw:connector>
        <draw:connector draw:style-name="gr5" draw:text-style-name="P1" draw:layer="layout" draw:type="curve" svg:x1="13.5cm" svg:y1="15.75cm" svg:x2="13cm" svg:y2="18cm" draw:start-shape="id7" draw:end-shape="id8" svg:d="m13500 15750c-334 0-500 750-500 2250">
          <text:p/>
        </draw:connector>
        <draw:custom-shape draw:style-name="gr3" draw:text-style-name="P1" draw:id="id10" draw:layer="layout" svg:width="6cm" svg:height="2.5cm" svg:x="1cm" svg:y="16.5cm">
          <text:p text:style-name="P1">XML Document stores the </text:p>
          <text:p text:style-name="P1">RSS Data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id="id11" draw:layer="layout" svg:width="4.5cm" svg:height="2cm" svg:x="1cm" svg:y="13cm">
          <text:p text:style-name="P1">Browser Renders 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9" draw:layer="layout" svg:width="6.5cm" svg:height="1.5cm" svg:x="9.5cm" svg:y="23cm">
          <text:p text:style-name="P1">COINS Metadata harvested</text:p>
          <text:p text:style-name="P1">By Zotero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id="id12" draw:layer="layout" svg:width="4.5cm" svg:height="1.5cm" svg:x="15cm" svg:y="25cm">
          <text:p text:style-name="P1">Ends up in Bib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3cm" svg:y1="20.5cm" svg:x2="12.75cm" svg:y2="23cm" draw:start-shape="id8" draw:end-shape="id9" draw:end-glue-point="4" svg:d="m13000 20500c0 1876-250 627-250 2500">
          <text:p/>
        </draw:connector>
        <draw:connector draw:style-name="gr4" draw:text-style-name="P1" draw:layer="layout" draw:type="line" svg:x1="13cm" svg:y1="18cm" svg:x2="13cm" svg:y2="18cm" draw:start-shape="id8" draw:end-shape="id8" svg:d="m13000 18000">
          <text:p/>
        </draw:connector>
        <draw:connector draw:style-name="gr4" draw:text-style-name="P1" draw:layer="layout" draw:type="curve" svg:x1="8.5cm" svg:y1="19.25cm" svg:x2="7cm" svg:y2="17.75cm" draw:start-shape="id8" draw:end-shape="id10" svg:d="m8500 19250c-1123 0-374-1500-1500-1500">
          <text:p/>
        </draw:connector>
        <draw:connector draw:style-name="gr4" draw:text-style-name="P1" draw:layer="layout" draw:type="curve" svg:x1="4cm" svg:y1="16.5cm" svg:x2="3.25cm" svg:y2="15cm" draw:start-shape="id10" draw:end-shape="id11" draw:end-glue-point="8" svg:d="m4000 16500c0-1123-750-374-750-1500">
          <text:p/>
        </draw:connector>
        <draw:connector draw:style-name="gr4" draw:text-style-name="P1" draw:layer="layout" draw:type="curve" svg:x1="16cm" svg:y1="23.75cm" svg:x2="17.25cm" svg:y2="25cm" draw:start-shape="id9" draw:end-shape="id12" svg:d="m16000 23750c834 0 1250 416 1250 1250">
          <text:p/>
        </draw:connector>
        <draw:connector draw:style-name="gr4" draw:text-style-name="P1" draw:layer="layout" draw:type="curve" svg:x1="13.5cm" svg:y1="7cm" svg:x2="11.5cm" svg:y2="7.5cm" draw:start-shape="id5" draw:start-glue-point="3" draw:end-shape="id13" draw:end-glue-point="4" svg:d="m13500 7000c-1334 0-2000 166-2000 500">
          <text:p/>
        </draw:connector>
        <draw:connector draw:style-name="gr6" draw:text-style-name="P1" draw:layer="layout" draw:type="curve" svg:x1="11.5cm" svg:y1="10cm" svg:x2="14cm" svg:y2="10.75cm" draw:start-shape="id13" draw:start-glue-point="6" draw:end-shape="id6" svg:d="m11500 10000c0 500 833 750 2500 750">
          <text:p/>
        </draw:connector>
        <draw:custom-shape draw:style-name="gr3" draw:text-style-name="P1" draw:id="id14" draw:layer="layout" svg:width="6.5cm" svg:height="2.5cm" svg:x="0cm" svg:y="22cm">
          <text:p text:style-name="P1">WP passes XML data to </text:p>
          <text:p text:style-name="P1">Twitter, Facebook, Planet </text:p>
          <text:p text:style-name="P1">blogs, etc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draw:line-skew="-2.001cm" svg:x1="14cm" svg:y1="10.75cm" svg:x2="6.5cm" svg:y2="23.25cm" draw:start-shape="id6" draw:end-shape="id14" draw:end-glue-point="7" svg:d="m14000 10750c-8625 0-4875 12500-7500 12500">
          <text:p/>
        </draw:connector>
        <draw:custom-shape draw:style-name="gr3" draw:text-style-name="P1" draw:id="id13" draw:layer="layout" svg:width="5cm" svg:height="2.5cm" svg:x="9cm" svg:y="7.5cm">
          <text:p text:style-name="P1">WP Grabs XML from</text:p>
          <text:p text:style-name="P1">Twitter, Facebook,</text:p>
          <text:p text:style-name="P1">etc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id="id15" draw:layer="layout" svg:width="4cm" svg:height="2cm" svg:x="16.5cm" svg:y="20cm">
          <text:p text:style-name="P1">Browser Renders</text:p>
          <text:p text:style-name="P1">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6cm" svg:y1="17cm" svg:x2="18.5cm" svg:y2="20cm" draw:start-shape="id7" draw:end-shape="id15" svg:d="m16000 17000c0 2250 2500 750 2500 3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 Price</meta:initial-creator>
    <meta:creation-date>2010-10-07T08:49:31</meta:creation-date>
    <meta:printed-by>Matt Price</meta:printed-by>
    <meta:print-date>2010-10-07T09:40:59</meta:print-date>
    <dc:date>2010-10-08T10:07:01</dc:date>
    <dc:creator>Matt Price</dc:creator>
    <meta:editing-duration>PT24H16M18S</meta:editing-duration>
    <meta:editing-cycles>1</meta:editing-cycles>
    <meta:document-statistic meta:object-count="31"/>
    <meta:generator>OpenOffice.org/3.2$Unix OpenOffice.org_project/320m19$Build-9505</meta:generator>
  </office:meta>
</office:document-meta>
</file>